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reference-mark-start text:name="Personal Calendars"/>Personal and Group Calendaring<text:reference-mark-end text:name="Personal Calendars"/></text:h>
      <text:h text:style-name="Heading_20_2" text:outline-level="2">Overview.</text:h>
      <text:p text:style-name="Text_20_body">Personal calendars allow users to carry out all the normal calendaring functions and provide a customized view of public events through subscription to public calendars. <text:s/>Users can access their personal calendars using the Bedework personal and group calendaring web client and over CalDAV using Apple's iCal, the iPhone default calendar app, Mozilla Lightening, the ZideOne plugin for Outlook, the EM Client, and any other CalDAV capable calendar.</text:p>
      <text:h text:style-name="Heading_20_3" text:outline-level="3">Default calendars</text:h>
      <text:p text:style-name="Text_20_body">A new user will have a set of default calendars created when they first log in. One of these is the default calendar for events named “calendar” (the name can be configured during system configuration or in the “Manage System Preferences/Parameters” of the admin client). In addition a set of special calendars are created, “Inbox” and “Outbox”. The inbox and outbox are used for scheduling meetings and supporting Bedework’s implementation of itip. </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Inbox etc are only created as needed.</text:p>
      <text:p text:style-name="Text_20_body">The initial default setting is normally created at the first login for that user. Because all <text:s/>calendars in a subscription are visible, if a user creates a new calendar it will automatically be visible in the default view. Thus the initial default state is relatively simple for users to manage and will probably be sufficient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text:p>
      <text:h text:style-name="Heading_20_3" text:outline-level="3"><text:soft-page-break/>Calendar users and addresses</text:h>
      <text:p text:style-name="Text_20_body">The potential attendees for a meeting may be internal to the system, that is they are Bedework users, or external. This is determined by their <text:span text:style-name="T3">calendar user address (CUA)</text:span> which looks like an email address. The Bedework system is identified by one or more email domains, for example <text:span text:style-name="T3">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3">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3">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3">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3">external</text:span> users will go to the outbox. The may be immediately processed and at some point removed from the outbox.</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p text:style-name="Text_20_body">Incoming meeting requests will be placed in the default scheduling calendar: this can be configured in the user preferences of the personal web client. To respond to a meeting request, click on the event in the calendar.</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text:soft-page-break/>Scheduling resources</text:h>
      <text:p text:style-name="Text_20_body">Bedework supports simple scheduling of resources. This is enabled with a degree of automatic processing of meeting requests to special resources. For example, if a room has the principal <text:s/><text:span text:style-name="T1">/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4T13:49:14.67">Dec 14, 2009</text:date> <text:tab/><text:tab/>p.<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3</meta:editing-cycles>
    <meta:editing-duration>PT27H54M35S</meta:editing-duration>
    <dc:title>BedeworkTemplate</dc:title>
    <meta:initial-creator>Arlen Johnson</meta:initial-creator>
    <dc:date>2009-12-14T13:49:14.60</dc:date>
    <dc:creator>Arlen Johnson</dc:creator>
    <meta:document-statistic meta:table-count="0" meta:image-count="0" meta:object-count="0" meta:page-count="3" meta:paragraph-count="30" meta:word-count="919" meta:character-count="5673"/>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